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handas" fo:font-weight="bold" officeooo:rsid="0002a8d1" officeooo:paragraph-rsid="0002a8d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handas" style:text-underline-style="solid" style:text-underline-width="auto" style:text-underline-color="font-color" fo:font-weight="bold" officeooo:rsid="0002a8d1" officeooo:paragraph-rsid="0002a8d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handas" style:text-underline-style="none" fo:font-weight="bold" officeooo:rsid="0002a8d1" officeooo:paragraph-rsid="0002a8d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handas" style:text-underline-style="none" fo:font-weight="bold" officeooo:rsid="0004814b" officeooo:paragraph-rsid="0004814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handas" style:text-underline-style="none" fo:font-weight="bold" officeooo:rsid="00052346" officeooo:paragraph-rsid="00052346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underline-style="none"/>
    </style:style>
    <style:style style:name="T4" style:family="text">
      <style:text-properties officeooo:rsid="000481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 text:c="3"/>12<text:span text:style-name="T1">th</text:span> May 2022</text:p>
      <text:p text:style-name="P1"/>
      <text:p text:style-name="P2">Topics<text:tab/><text:tab/><text:tab/><text:tab/><text:tab/><text:tab/><text:tab/><text:tab/>Duration:30 mins</text:p>
      <text:p text:style-name="P2"><text:span text:style-name="T3">1. <text:s/>Tuple</text:span></text:p>
      <text:p text:style-name="P3">2. Dictionaries</text:p>
      <text:p text:style-name="P3">3. <text:s/>Set</text:p>
      <text:p text:style-name="P3"/>
      <text:p text:style-name="P3">Q1. Tuples are created using </text:p>
      <text:p text:style-name="P3"><text:tab/>(a) Comma operator </text:p>
      <text:p text:style-name="P3"><text:s text:c="6"/>(b) Using Parentnesis, eg t = ()</text:p>
      <text:p text:style-name="P3">(c) Using <text:span text:style-name="T4">the </text:span>tuple constructo<text:span text:style-name="T4">r</text:span></text:p>
      <text:p text:style-name="P3">(d) <text:span text:style-name="T4">a and c</text:span></text:p>
      <text:p text:style-name="P3"/>
      <text:p text:style-name="P4">Q2. Tuples are immutable ? </text:p>
      <text:p text:style-name="P4"><text:tab/>a. True <text:s/></text:p>
      <text:p text:style-name="P4"><text:tab/>b. False </text:p>
      <text:p text:style-name="P4"/>
      <text:p text:style-name="P4">Q3. We can assign values to a tuple </text:p>
      <text:p text:style-name="P4"><text:tab/>a. True </text:p>
      <text:p text:style-name="P4"><text:tab/>b. False </text:p>
      <text:p text:style-name="P4">Q4. What is the use of __contains__ ? Write a code to illustrate </text:p>
      <text:p text:style-name="P4">Q5. <text:s/>The following code <text:s text:c="2"/>“p” in “python” returns <text:s/>True or False. Is it equivalent to “python”.__contains__(“p”) ?</text:p>
      <text:p text:style-name="P4"><text:soft-page-break/>Q6). d= {“name”:”rahul”,”age”:42,”profession”:”Corporate Trainer”}</text:p>
      <text:p text:style-name="P4"><text:s text:c="5"/>a. Get all the key-value pair in the above dictionary</text:p>
      <text:p text:style-name="P4"><text:s text:c="5"/>b. Get only the keys in the dictionary</text:p>
      <text:p text:style-name="P4">c. Get only the values</text:p>
      <text:p text:style-name="P4"/>
      <text:p text:style-name="P4">Q7). Are there any constraints on the keys of a dictionary ?.</text:p>
      <text:p text:style-name="P4">For example can we have a dictionary </text:p>
      <text:p text:style-name="P4"><text:s/>d = {(1,2):'first',(3,4):'second'}</text:p>
      <text:p text:style-name="P5">Q8. Using while, calciulate the factorial of a number </text:p>
      <text:p text:style-name="P5">Q9. Given a list of numbers with duplicate values, write a code that removes all the duplicate elements from the list . </text:p>
      <text:p text:style-name="P5">Example list : l = [1,2,3,1,4,5,3,2,6,5,7,8,9,1] <text:s/></text:p>
      <text:p text:style-name="P5"/>
      <text:p text:style-name="P5"/>
      <text:p text:style-name="P5"/>
      <text:p text:style-name="P4"/>
      <text:p text:style-name="P4"/>
      <text:p text:style-name="P4"/>
      <text:p text:style-name="P4"><text:s text:c="6"/></text:p>
      <text:p text:style-name="P4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19:27:39.815028380</meta:creation-date>
    <dc:date>2022-05-11T20:02:02.638512317</dc:date>
    <meta:editing-duration>PT12S</meta:editing-duration>
    <meta:editing-cycles>1</meta:editing-cycles>
    <meta:document-statistic meta:table-count="0" meta:image-count="0" meta:object-count="0" meta:page-count="3" meta:paragraph-count="29" meta:word-count="174" meta:character-count="1050" meta:non-whitespace-character-count="845"/>
    <meta:generator>LibreOffice/7.3.2.2$Linux_X86_64 LibreOffice_project/30$Build-2</meta:generator>
  </office:meta>
</office:document-meta>
</file>